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./divid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55000" calcext:value-type="float">
            <text:p>1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85000" calcext:value-type="float">
            <text:p>1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195000" calcext:value-type="float">
            <text:p>1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15000" calcext:value-type="float">
            <text:p>2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75000" calcext:value-type="float">
            <text:p>2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85000" calcext:value-type="float">
            <text:p>2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295000" calcext:value-type="float">
            <text:p>2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10000" calcext:value-type="float">
            <text:p>3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15000" calcext:value-type="float">
            <text:p>3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20000" calcext:value-type="float">
            <text:p>3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25000" calcext:value-type="float">
            <text:p>3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35000" calcext:value-type="float">
            <text:p>3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40000" calcext:value-type="float">
            <text:p>3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45000" calcext:value-type="float">
            <text:p>3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50000" calcext:value-type="float">
            <text:p>3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55000" calcext:value-type="float">
            <text:p>3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65000" calcext:value-type="float">
            <text:p>3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70000" calcext:value-type="float">
            <text:p>3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75000" calcext:value-type="float">
            <text:p>3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85000" calcext:value-type="float">
            <text:p>3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90000" calcext:value-type="float">
            <text:p>3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395000" calcext:value-type="float">
            <text:p>3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05000" calcext:value-type="float">
            <text:p>4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10000" calcext:value-type="float">
            <text:p>4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15000" calcext:value-type="float">
            <text:p>4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20000" calcext:value-type="float">
            <text:p>4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25000" calcext:value-type="float">
            <text:p>4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30000" calcext:value-type="float">
            <text:p>4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35000" calcext:value-type="float">
            <text:p>4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40000" calcext:value-type="float">
            <text:p>4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45000" calcext:value-type="float">
            <text:p>4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55000" calcext:value-type="float">
            <text:p>4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60000" calcext:value-type="float">
            <text:p>4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65000" calcext:value-type="float">
            <text:p>4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70000" calcext:value-type="float">
            <text:p>4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75000" calcext:value-type="float">
            <text:p>4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85000" calcext:value-type="float">
            <text:p>4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90000" calcext:value-type="float">
            <text:p>4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495000" calcext:value-type="float">
            <text:p>4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05000" calcext:value-type="float">
            <text:p>5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10000" calcext:value-type="float">
            <text:p>5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15000" calcext:value-type="float">
            <text:p>5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20000" calcext:value-type="float">
            <text:p>5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25000" calcext:value-type="float">
            <text:p>5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30000" calcext:value-type="float">
            <text:p>5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35000" calcext:value-type="float">
            <text:p>5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40000" calcext:value-type="float">
            <text:p>5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45000" calcext:value-type="float">
            <text:p>5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50000" calcext:value-type="float">
            <text:p>5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55000" calcext:value-type="float">
            <text:p>5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60000" calcext:value-type="float">
            <text:p>5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65000" calcext:value-type="float">
            <text:p>5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75000" calcext:value-type="float">
            <text:p>5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80000" calcext:value-type="float">
            <text:p>5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85000" calcext:value-type="float">
            <text:p>5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90000" calcext:value-type="float">
            <text:p>5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595000" calcext:value-type="float">
            <text:p>5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05000" calcext:value-type="float">
            <text:p>6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10000" calcext:value-type="float">
            <text:p>6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15000" calcext:value-type="float">
            <text:p>6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20000" calcext:value-type="float">
            <text:p>6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25000" calcext:value-type="float">
            <text:p>6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30000" calcext:value-type="float">
            <text:p>6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35000" calcext:value-type="float">
            <text:p>6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45000" calcext:value-type="float">
            <text:p>6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50000" calcext:value-type="float">
            <text:p>6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55000" calcext:value-type="float">
            <text:p>6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60000" calcext:value-type="float">
            <text:p>6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65000" calcext:value-type="float">
            <text:p>6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70000" calcext:value-type="float">
            <text:p>6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75000" calcext:value-type="float">
            <text:p>6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80000" calcext:value-type="float">
            <text:p>6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85000" calcext:value-type="float">
            <text:p>6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90000" calcext:value-type="float">
            <text:p>6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695000" calcext:value-type="float">
            <text:p>6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05000" calcext:value-type="float">
            <text:p>7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10000" calcext:value-type="float">
            <text:p>7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15000" calcext:value-type="float">
            <text:p>7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20000" calcext:value-type="float">
            <text:p>7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30000" calcext:value-type="float">
            <text:p>7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35000" calcext:value-type="float">
            <text:p>7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40000" calcext:value-type="float">
            <text:p>7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45000" calcext:value-type="float">
            <text:p>7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55000" calcext:value-type="float">
            <text:p>7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60000" calcext:value-type="float">
            <text:p>7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65000" calcext:value-type="float">
            <text:p>7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70000" calcext:value-type="float">
            <text:p>7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80000" calcext:value-type="float">
            <text:p>7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85000" calcext:value-type="float">
            <text:p>7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90000" calcext:value-type="float">
            <text:p>7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05000" calcext:value-type="float">
            <text:p>8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30000" calcext:value-type="float">
            <text:p>8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40000" calcext:value-type="float">
            <text:p>8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45000" calcext:value-type="float">
            <text:p>8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55000" calcext:value-type="float">
            <text:p>8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80000" calcext:value-type="float">
            <text:p>8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85000" calcext:value-type="float">
            <text:p>8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90000" calcext:value-type="float">
            <text:p>8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895000" calcext:value-type="float">
            <text:p>89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05000" calcext:value-type="float">
            <text:p>90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10000" calcext:value-type="float">
            <text:p>91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15000" calcext:value-type="float">
            <text:p>91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20000" calcext:value-type="float">
            <text:p>92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30000" calcext:value-type="float">
            <text:p>93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35000" calcext:value-type="float">
            <text:p>93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40000" calcext:value-type="float">
            <text:p>94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45000" calcext:value-type="float">
            <text:p>94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55000" calcext:value-type="float">
            <text:p>95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60000" calcext:value-type="float">
            <text:p>96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65000" calcext:value-type="float">
            <text:p>96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70000" calcext:value-type="float">
            <text:p>97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80000" calcext:value-type="float">
            <text:p>98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85000" calcext:value-type="float">
            <text:p>985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90000" calcext:value-type="float">
            <text:p>990000</text:p>
          </table:table-cell>
          <table:table-cell office:value-type="string" calcext:value-type="string">
            <text:p>&gt;&gt;divide.dat</text:p>
          </table:table-cell>
        </table:table-row>
        <table:table-row table:style-name="ro1">
          <table:table-cell office:value-type="string" calcext:value-type="string">
            <text:p>./divide</text:p>
          </table:table-cell>
          <table:table-cell office:value-type="float" office:value="995000" calcext:value-type="float">
            <text:p>995000</text:p>
          </table:table-cell>
          <table:table-cell office:value-type="string" calcext:value-type="string">
            <text:p>&gt;&gt;divide.dat</text:p>
          </table:table-cell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./basi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55000" calcext:value-type="float">
            <text:p>1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85000" calcext:value-type="float">
            <text:p>1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195000" calcext:value-type="float">
            <text:p>1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15000" calcext:value-type="float">
            <text:p>2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75000" calcext:value-type="float">
            <text:p>2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85000" calcext:value-type="float">
            <text:p>2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295000" calcext:value-type="float">
            <text:p>2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10000" calcext:value-type="float">
            <text:p>3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15000" calcext:value-type="float">
            <text:p>3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20000" calcext:value-type="float">
            <text:p>3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25000" calcext:value-type="float">
            <text:p>3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35000" calcext:value-type="float">
            <text:p>3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40000" calcext:value-type="float">
            <text:p>3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45000" calcext:value-type="float">
            <text:p>3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50000" calcext:value-type="float">
            <text:p>3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55000" calcext:value-type="float">
            <text:p>3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65000" calcext:value-type="float">
            <text:p>3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70000" calcext:value-type="float">
            <text:p>3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75000" calcext:value-type="float">
            <text:p>3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85000" calcext:value-type="float">
            <text:p>3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90000" calcext:value-type="float">
            <text:p>3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395000" calcext:value-type="float">
            <text:p>3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05000" calcext:value-type="float">
            <text:p>4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10000" calcext:value-type="float">
            <text:p>4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15000" calcext:value-type="float">
            <text:p>4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20000" calcext:value-type="float">
            <text:p>4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25000" calcext:value-type="float">
            <text:p>4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30000" calcext:value-type="float">
            <text:p>4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35000" calcext:value-type="float">
            <text:p>4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40000" calcext:value-type="float">
            <text:p>4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45000" calcext:value-type="float">
            <text:p>4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55000" calcext:value-type="float">
            <text:p>4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60000" calcext:value-type="float">
            <text:p>4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65000" calcext:value-type="float">
            <text:p>4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70000" calcext:value-type="float">
            <text:p>4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75000" calcext:value-type="float">
            <text:p>4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85000" calcext:value-type="float">
            <text:p>4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90000" calcext:value-type="float">
            <text:p>4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495000" calcext:value-type="float">
            <text:p>4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05000" calcext:value-type="float">
            <text:p>5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10000" calcext:value-type="float">
            <text:p>5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15000" calcext:value-type="float">
            <text:p>5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20000" calcext:value-type="float">
            <text:p>5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25000" calcext:value-type="float">
            <text:p>5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30000" calcext:value-type="float">
            <text:p>5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35000" calcext:value-type="float">
            <text:p>5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40000" calcext:value-type="float">
            <text:p>5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45000" calcext:value-type="float">
            <text:p>5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50000" calcext:value-type="float">
            <text:p>5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55000" calcext:value-type="float">
            <text:p>5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60000" calcext:value-type="float">
            <text:p>5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65000" calcext:value-type="float">
            <text:p>5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75000" calcext:value-type="float">
            <text:p>5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80000" calcext:value-type="float">
            <text:p>5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85000" calcext:value-type="float">
            <text:p>5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90000" calcext:value-type="float">
            <text:p>5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595000" calcext:value-type="float">
            <text:p>5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05000" calcext:value-type="float">
            <text:p>6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10000" calcext:value-type="float">
            <text:p>6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15000" calcext:value-type="float">
            <text:p>6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20000" calcext:value-type="float">
            <text:p>6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25000" calcext:value-type="float">
            <text:p>6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30000" calcext:value-type="float">
            <text:p>6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35000" calcext:value-type="float">
            <text:p>6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45000" calcext:value-type="float">
            <text:p>6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50000" calcext:value-type="float">
            <text:p>6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55000" calcext:value-type="float">
            <text:p>6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60000" calcext:value-type="float">
            <text:p>6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65000" calcext:value-type="float">
            <text:p>6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70000" calcext:value-type="float">
            <text:p>6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75000" calcext:value-type="float">
            <text:p>6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80000" calcext:value-type="float">
            <text:p>6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85000" calcext:value-type="float">
            <text:p>6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90000" calcext:value-type="float">
            <text:p>6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695000" calcext:value-type="float">
            <text:p>6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05000" calcext:value-type="float">
            <text:p>7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10000" calcext:value-type="float">
            <text:p>7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15000" calcext:value-type="float">
            <text:p>7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20000" calcext:value-type="float">
            <text:p>7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30000" calcext:value-type="float">
            <text:p>7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35000" calcext:value-type="float">
            <text:p>7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40000" calcext:value-type="float">
            <text:p>7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45000" calcext:value-type="float">
            <text:p>7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55000" calcext:value-type="float">
            <text:p>7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60000" calcext:value-type="float">
            <text:p>7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65000" calcext:value-type="float">
            <text:p>7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70000" calcext:value-type="float">
            <text:p>7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80000" calcext:value-type="float">
            <text:p>7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85000" calcext:value-type="float">
            <text:p>7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90000" calcext:value-type="float">
            <text:p>7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05000" calcext:value-type="float">
            <text:p>8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30000" calcext:value-type="float">
            <text:p>8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40000" calcext:value-type="float">
            <text:p>8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45000" calcext:value-type="float">
            <text:p>8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55000" calcext:value-type="float">
            <text:p>8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80000" calcext:value-type="float">
            <text:p>8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85000" calcext:value-type="float">
            <text:p>8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90000" calcext:value-type="float">
            <text:p>8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895000" calcext:value-type="float">
            <text:p>89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05000" calcext:value-type="float">
            <text:p>90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10000" calcext:value-type="float">
            <text:p>91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15000" calcext:value-type="float">
            <text:p>91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20000" calcext:value-type="float">
            <text:p>92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30000" calcext:value-type="float">
            <text:p>93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35000" calcext:value-type="float">
            <text:p>93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40000" calcext:value-type="float">
            <text:p>94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45000" calcext:value-type="float">
            <text:p>94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55000" calcext:value-type="float">
            <text:p>95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60000" calcext:value-type="float">
            <text:p>96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65000" calcext:value-type="float">
            <text:p>96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70000" calcext:value-type="float">
            <text:p>97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80000" calcext:value-type="float">
            <text:p>98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85000" calcext:value-type="float">
            <text:p>985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90000" calcext:value-type="float">
            <text:p>990000</text:p>
          </table:table-cell>
          <table:table-cell office:value-type="string" calcext:value-type="string">
            <text:p>&gt;&gt;basico.dat</text:p>
          </table:table-cell>
        </table:table-row>
        <table:table-row table:style-name="ro1">
          <table:table-cell office:value-type="string" calcext:value-type="string">
            <text:p>./basico</text:p>
          </table:table-cell>
          <table:table-cell office:value-type="float" office:value="995000" calcext:value-type="float">
            <text:p>995000</text:p>
          </table:table-cell>
          <table:table-cell office:value-type="string" calcext:value-type="string">
            <text:p>&gt;&gt;basico.d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56:54.682390807</meta:creation-date>
    <dc:date>2015-03-29T19:16:01.394167801</dc:date>
    <meta:editing-duration>PT3M56S</meta:editing-duration>
    <meta:editing-cycles>1</meta:editing-cycles>
    <meta:document-statistic meta:table-count="2" meta:cell-count="1200" meta:object-count="0"/>
    <meta:generator>LibreOffice/4.2.7.2$Linux_x86 LibreOffice_project/420m0$Build-2</meta:generator>
  </office:meta>
</office:document-meta>
</file>